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86cm" style:rel-column-width="2389*"/>
    </style:style>
    <style:style style:name="Tableau1.B" style:family="table-column">
      <style:table-column-properties style:column-width="1.794cm" style:rel-column-width="7320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2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0.459cm" fo:text-align="justify" style:justify-single-word="false" style:snap-to-layout-gri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fo:text-transform="capitalize" style:font-name="Arial" fo:font-size="11pt" style:font-size-asian="11pt" style:font-size-complex="11pt"/>
    </style:style>
    <style:style style:name="P16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7" style:family="paragraph" style:parent-style-name="Texte_20_de_20_saisie">
      <style:paragraph-properties fo:margin-left="0cm" fo:margin-right="0cm" fo:text-align="start" style:justify-single-word="false" fo:text-indent="0cm" style:auto-text-indent="false">
        <style:tab-stops>
          <style:tab-stop style:position="8.02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7.966cm"/>
          <style:tab-stop style:position="8.049cm"/>
        </style:tab-stops>
      </style:paragraph-properties>
      <style:text-properties style:font-name="Arial"/>
    </style:style>
    <style:style style:name="P25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8.02cm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style:font-name-complex="Arial" style:font-size-complex="11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text-transform="capitalize"/>
    </style:style>
    <style:style style:name="T5" style:family="text">
      <style:text-properties fo:text-transform="capitalize" fo:language="zxx" fo:country="none" fo:font-weight="normal" style:language-asian="zxx" style:country-asian="none" style:font-weight-asian="normal" style:font-weight-complex="normal"/>
    </style:style>
    <style:style style:name="T6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qual"/>
        <text:user-field-decl office:value-type="string" office:string-value="" text:name="comiteapre_datecomit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</text:user-field-decls>
      <text:section text:style-name="Sect1" text:name="emploi">
        <text:p text:style-name="P26"/>
        <text:p text:style-name="P19"/>
        <text:p text:style-name="P1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5"><text:span text:style-name="T3"><text:user-field-get text:name="referent_qual"/></text:span><text:span text:style-name="T3"> <text:s text:c="2"/></text:span><text:span text:style-name="T3"><text:user-field-get text:name="referent_nom"/></text:span><text:span text:style-name="T3"> <text:s/></text:span><text:span text:style-name="T3"><text:user-field-get text:name="referent_prenom"/></text:span></text:p>
              <text:p text:style-name="P7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8"><text:user-field-get text:name="structurereferente_code_postal"/> <text:user-field-get text:name="structurereferente_ville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APRE/BV/FF/ES/NH/LD/LZ/2012</text:span></text:p>
              <text:p text:style-name="P10"><text:span text:style-name="T2">N° CAF </text:span><text:span text:style-name="T2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user-field-get text:name="user_prenom">user_prenom</text:user-field-get> <text:bookmark-start text:name="Texte7"/><text:user-field-get text:name="user_nom">user_nom</text:user-field-get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6"/>
        <text:p text:style-name="P12"/>
        <text:p text:style-name="P13"/>
        <text:p text:style-name="P14"><text:span text:style-name="T5"><text:user-field-get text:name="referent_qual"/></text:span><text:span text:style-name="T5">,</text:span></text:p>
        <text:p text:style-name="P6"/>
        <text:p text:style-name="P22">Je vous prie de trouver ci-joint, une copie du courrier adressé à <text:span text:style-name="T6"><text:user-field-get text:name="personne_qual"/></text:span> <text:s/><text:span text:style-name="T4"><text:user-field-get text:name="personne_nom"/></text:span>, concernant sa demande d’Aide Personnalisée au Retour à l’Emploi (APRE).</text:p>
        <text:p text:style-name="P22"/>
        <text:p text:style-name="P22">Je vous remercie de votre collaboration et reste à votre disposition pour tout échange à ce sujet.</text:p>
        <text:p text:style-name="P22"/>
        <text:p text:style-name="P23">Je vous prie d'agréer, <text:span text:style-name="T4"><text:user-field-get text:name="referent_qual"/></text:span><text:span text:style-name="T4">,</text:span> l'expression de mes salutations distinguées.</text:p>
        <text:p text:style-name="P23"/>
        <text:p text:style-name="P20"/>
        <text:p text:style-name="P17"/>
        <text:p text:style-name="P17"><text:tab/>Pour le Président du Conseil général</text:p>
        <text:p text:style-name="P25">et par délégation</text:p>
        <text:p text:style-name="P21"/>
        <text:p text:style-name="P16"/>
        <text:p text:style-name="P2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8:51.18</dc:date>
    <dc:creator>Julien Mille</dc:creator>
    <meta:editing-duration>PT00H31M04S</meta:editing-duration>
    <meta:editing-cycles>24</meta:editing-cycles>
    <meta:generator>OpenOffice.org/3.2$Win32 OpenOffice.org_project/320m12$Build-9483</meta:generator>
    <meta:printed-by>Julien Mille</meta:printed-by>
    <meta:print-date>2012-03-06T09:55:59.21</meta:print-date>
    <meta:document-statistic meta:table-count="1" meta:image-count="0" meta:object-count="0" meta:page-count="1" meta:paragraph-count="17" meta:word-count="76" meta:character-count="511"/>
  </office:meta>
</office:document-meta>
</file>